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2a8" officeooo:paragraph-rsid="0014b2a8"/>
    </style:style>
    <style:style style:name="P2" style:family="paragraph" style:parent-style-name="Standard">
      <style:text-properties officeooo:rsid="00169295" officeooo:paragraph-rsid="00169295"/>
    </style:style>
    <style:style style:name="P3" style:family="paragraph" style:parent-style-name="Standard">
      <style:text-properties officeooo:rsid="0017abad" officeooo:paragraph-rsid="0017abad"/>
    </style:style>
    <style:style style:name="P4" style:family="paragraph" style:parent-style-name="Standard">
      <style:text-properties officeooo:rsid="0017dbe0" officeooo:paragraph-rsid="00180307"/>
    </style:style>
    <style:style style:name="P5" style:family="paragraph" style:parent-style-name="Standard">
      <style:text-properties officeooo:rsid="0017dbe0" officeooo:paragraph-rsid="0018c1e6"/>
    </style:style>
    <style:style style:name="P6" style:family="paragraph" style:parent-style-name="Standard">
      <style:text-properties fo:font-weight="normal" officeooo:rsid="0017dbe0" officeooo:paragraph-rsid="0018c1e6" style:font-weight-asian="normal" style:font-weight-complex="normal"/>
    </style:style>
    <style:style style:name="P7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7dbe0" officeooo:paragraph-rsid="0018c1e6" style:font-weight-asian="normal" style:font-weight-complex="normal"/>
    </style:style>
    <style:style style:name="P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weight-asian="normal" style:font-weight-complex="normal"/>
    </style:style>
    <style:style style:name="T1" style:family="text">
      <style:text-properties officeooo:rsid="00180307"/>
    </style:style>
    <style:style style:name="T2" style:family="text">
      <style:text-properties fo:font-variant="normal" fo:text-transform="none" fo:color="#24292e" style:font-name="apple-system" fo:font-size="12pt" fo:letter-spacing="normal" fo:font-style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style:font-name="apple-system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LabelImg for Labeling the Images into YOLO Format for Object Detection:</text:p>
      <text:p text:style-name="P1"/>
      <text:p text:style-name="P2">On Linux:</text:p>
      <text:p text:style-name="P3">1. First go to the link below and clone the repository on to your desired folder. I kept it my Download folder.</text:p>
      <text:p text:style-name="P3"><text:a xlink:type="simple" xlink:href="https://github.com/tzutalin/labelImg" text:style-name="Internet_20_link" text:visited-style-name="Visited_20_Internet_20_Link">https://github.com/tzutalin/labelImg</text:a></text:p>
      <text:p text:style-name="P3"/>
      <text:p text:style-name="P4">2.<text:span text:style-name="T1">Then change your current directory to where you cloned your repository using Terminal</text:span></text:p>
      <text:p text:style-name="P4"><text:span text:style-name="T1">3. Then follow the below commands:</text:span></text:p>
      <text:p text:style-name="P5"><text:span text:style-name="T3"/></text:p>
      <text:p text:style-name="P6"><text:span text:style-name="T2">Python 3 + Qt5 (Recommended)</text:span></text:p>
      <text:p text:style-name="P7"><text:span text:style-name="T5">sudo apt-get install pyqt5-dev-tools</text:span></text:p>
      <text:p text:style-name="P8">sudo pip3 install -r requirements/requirements-linux-python3.txt</text:p>
      <text:p text:style-name="P8">make qt5py3</text:p>
      <text:p text:style-name="P8">python3 labelImg.py</text:p>
      <text:p text:style-name="P8">python3 labelImg.py [IMAGE_PATH] [PRE-DEFINED CLASS FILE]</text:p>
      <text:p text:style-name="P5"><text:span text:style-name="T1"><text:s/></text:span></text:p>
      <text:p text:style-name="P5"><text:a xlink:type="simple" xlink:href="https://www.youtube.com/watch?v=VsZvT69Ssbs" text:style-name="Internet_20_link" text:visited-style-name="Visited_20_Internet_20_Link">https://www.youtube.com/watch?v=VsZvT69Ssb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4:03:43.779505917</meta:creation-date>
    <dc:date>2020-01-28T14:09:46.697684233</dc:date>
    <meta:editing-duration>PT5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83" meta:character-count="622" meta:non-whitespace-character-count="551"/>
  </office:meta>
</office:document-meta>
</file>